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65762" style:font-weight-asian="bold" style:font-weight-complex="bold"/>
    </style:style>
    <style:style style:name="P3" style:family="paragraph" style:parent-style-name="Standard">
      <style:text-properties officeooo:rsid="00165762" officeooo:paragraph-rsid="00165762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fo:font-weight="bold" officeooo:paragraph-rsid="00165762" style:font-size-asian="15pt" style:font-weight-asian="bold" style:font-size-complex="15pt" style:font-weight-complex="bold"/>
    </style:style>
    <style:style style:name="T1" style:family="text">
      <style:text-properties officeooo:rsid="00165762"/>
    </style:style>
    <style:style style:name="T2" style:family="text">
      <style:text-properties fo:font-style="italic" officeooo:rsid="0016576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Has_and_belongs_to_many (JoinTable)</text:span></text:p>
      <text:p text:style-name="P3"/>
      <text:p text:style-name="Standard"/>
      <text:p text:style-name="P2">rails g scaffold Medicine name number_of_tablets:integer </text:p>
      <text:p text:style-name="P2"><text:tab/>cost:float expiry_date:date</text:p>
      <text:p text:style-name="P1"/>
      <text:p text:style-name="P1">rails db:migrate</text:p>
      <text:p text:style-name="P1">rails g migration CreateJoinTableMedicineBill medicine bill</text:p>
      <text:p text:style-name="P1"/>
      <text:p text:style-name="P4">rails <text:a xlink:type="simple" xlink:href="db:migrate" text:style-name="Internet_20_link" text:visited-style-name="Visited_20_Internet_20_Link">db:migrate</text:a></text:p>
      <text:p text:style-name="P1"/>
      <text:p text:style-name="P1">class Bill &lt; ApplicationRecord <text:tab/><text:span text:style-name="T2">#(model)</text:span></text:p>
      <text:p text:style-name="P1"><text:tab/>has_and_belongs_to_many :medicines, dependent: :destroy</text:p>
      <text:p text:style-name="P1">end</text:p>
      <text:p text:style-name="P1"/>
      <text:p text:style-name="P1">class Medicine &lt; ApplicationRecord <text:s text:c="7"/><text:span text:style-name="T2">(#model)</text:span></text:p>
      <text:p text:style-name="P1"><text:tab/>has_and_belongs_to_many :bills, dependent: :destroy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1:55:51.590501305</meta:creation-date>
    <dc:date>2018-10-02T22:03:04.263571299</dc:date>
    <meta:editing-duration>PT7M16S</meta:editing-duration>
    <meta:editing-cycles>1</meta:editing-cycles>
    <meta:document-statistic meta:table-count="0" meta:image-count="0" meta:object-count="0" meta:page-count="1" meta:paragraph-count="12" meta:word-count="40" meta:character-count="415" meta:non-whitespace-character-count="375"/>
    <meta:generator>LibreOffice/6.0.6.2$Linux_X86_64 LibreOffice_project/00m0$Build-2</meta:generator>
  </office:meta>
</office:document-meta>
</file>